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06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32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0 Kommentare 182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2</text:p>
          </table:table-cell>
          <table:table-cell table:number-columns-repeated="6"/>
        </table:table-row>
        <table:table-row table:style-name="ro1">
          <table:table-cell table:formula="of:=SUM([.A39:.A100000])" office:value-type="float" office:value="22" calcext:value-type="float">
            <text:p>2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2657007277856344&amp;set=a.1433368470220237&amp;type=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3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6.11.21, 03:06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a Christiana Klu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 Nachde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 Uploads · 15.09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2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a Neumei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eborg Schra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st du mir den Original link geben dazu..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Baum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ht etwas anders aus - könnte aber auch nachträglich geändert worden sein https:/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ts.worldbank.org/trade/comtrade/en/country/ALL/year/2017/tradeflow/Exports/partner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LD/nomen/h5/product/30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s.worldbank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s.worldbank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Wir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kann man so viele Nägel einschlagen, erst wenn es in den 20.00 Nachrichten käme, träge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el auch auf den Kopf! Die Leute sind derart gehirngewaschen, dass normales denke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funktionieren. Nicht böse gemeint, ist aber leicht zu beobach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2657007277856344&amp;set=a.1433368470220237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0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Boje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Pir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t mir ein bisserl vor, wie die Münzen wo 500 v. Chr. draufsteht. Sehr zweifelhaf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y Glü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bitte ein link. Sonst sit es nichts wert... Nur fak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Pec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ist der Link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its.worldbank.org/trade/comtrade/en/country/ALL/year/2017/tradeflow/Imports/partner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LD/nomen/h5/product/30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s.worldbank.or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s.worldbank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eborg Schra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Peck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Ot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 leider mit der wits seite genau nix anfangen. schaut mir nach ziemlich schle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sammengschustertem fake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2657007277856344&amp;set=a.1433368470220237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3" calcext:value-type="float">
            <text:p>3</text:p>
          </table:table-cell>
          <table:table-cell table:style-name="ce7" table:formula="of:=COUNTIF([.D$1:.D$1048576];&quot;X&quot;)" office:value-type="float" office:value="3" calcext:value-type="float">
            <text:p>3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92];[.D192];[.F192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8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4:02:55.13477073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4:06:44.851248269</dc:date>
    <meta:editing-duration>PT2M47S</meta:editing-duration>
    <meta:editing-cycles>3</meta:editing-cycles>
    <meta:document-statistic meta:table-count="1" meta:cell-count="138" meta:object-count="0"/>
  </office:meta>
</office:document-meta>
</file>